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a3083" officeooo:paragraph-rsid="001eac5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233" officeooo:paragraph-rsid="0011e2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1cc3" officeooo:paragraph-rsid="001a30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776c" officeooo:paragraph-rsid="001a30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1729" officeooo:paragraph-rsid="001a30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13a" officeooo:paragraph-rsid="001a30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bdd5f" officeooo:paragraph-rsid="003bdd5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308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b8bb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1cac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4020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fb2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6b31a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458d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4e51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559a4e" officeooo:paragraph-rsid="00559a4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458d90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375e5a" officeooo:paragraph-rsid="00375e5a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340204" officeooo:paragraph-rsid="00375e5a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889b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fc16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2bae3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55c9e4" officeooo:paragraph-rsid="0055c9e4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5d5c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3af157" officeooo:paragraph-rsid="003af157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3bdd5f" officeooo:paragraph-rsid="003bdd5f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75a52f" officeooo:paragraph-rsid="0075a52f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75a52f" officeooo:paragraph-rsid="007651f9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7651f9" style:font-size-asian="12.25pt" style:font-weight-asian="bold" style:font-size-complex="14pt" style:font-weight-complex="bold"/>
    </style:style>
    <style:style style:name="P38" style:family="paragraph" style:parent-style-name="Standard" style:list-style-name="L1">
      <style:paragraph-properties fo:text-align="center" style:justify-single-word="false"/>
      <style:text-properties fo:font-size="16pt" fo:font-weight="normal" officeooo:rsid="00121729" officeooo:paragraph-rsid="00121729" style:font-size-asian="14pt" style:font-weight-asian="normal" style:font-size-complex="16pt" style:font-weight-complex="normal"/>
    </style:style>
    <style:style style:name="P39" style:family="paragraph" style:parent-style-name="Standard" style:list-style-name="L1">
      <style:paragraph-properties fo:text-align="center" style:justify-single-word="false"/>
      <style:text-properties fo:font-size="16pt" fo:font-weight="normal" officeooo:rsid="001a3083" officeooo:paragraph-rsid="001a3083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e924c" officeooo:paragraph-rsid="007f243f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7f243f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800a6e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7b35e2" officeooo:paragraph-rsid="007b35e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81a7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81a7c0" officeooo:paragraph-rsid="0081a7c0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870ca8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7243f" officeooo:paragraph-rsid="005a34d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8ed996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85d2e8" officeooo:paragraph-rsid="0085d2e8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35c04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8fe5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5d5c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4c3d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68fe5b" officeooo:paragraph-rsid="0068fe5b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8ed996" officeooo:paragraph-rsid="008ed99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6d065e" officeooo:paragraph-rsid="0054e516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8f2ef9" officeooo:paragraph-rsid="008f2ef9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91d9b2" officeooo:paragraph-rsid="0091d9b2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041b2b0" officeooo:paragraph-rsid="005fb27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81a7c0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81a7c0" officeooo:paragraph-rsid="0081a7c0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81a7c0" officeooo:paragraph-rsid="0081a7c0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76c" style:font-weight-asian="normal" style:font-weight-complex="normal"/>
    </style:style>
    <style:style style:name="T3" style:family="text">
      <style:text-properties fo:font-weight="normal" officeooo:rsid="001522ec" style:font-weight-asian="normal" style:font-weight-complex="normal"/>
    </style:style>
    <style:style style:name="T4" style:family="text">
      <style:text-properties fo:font-weight="normal" officeooo:rsid="00171cc3" style:font-weight-asian="normal" style:font-weight-complex="normal"/>
    </style:style>
    <style:style style:name="T5" style:family="text">
      <style:text-properties fo:font-weight="normal" officeooo:rsid="00171ff7" style:font-weight-asian="normal" style:font-weight-complex="normal"/>
    </style:style>
    <style:style style:name="T6" style:family="text">
      <style:text-properties fo:font-weight="normal" officeooo:rsid="003dbdd7" style:font-weight-asian="normal" style:font-weight-complex="normal"/>
    </style:style>
    <style:style style:name="T7" style:family="text">
      <style:text-properties fo:font-weight="normal" officeooo:rsid="0072a432" style:font-weight-asian="normal" style:font-weight-complex="normal"/>
    </style:style>
    <style:style style:name="T8" style:family="text">
      <style:text-properties fo:font-weight="normal" officeooo:rsid="007651f9" style:font-weight-asian="normal" style:font-weight-complex="normal"/>
    </style:style>
    <style:style style:name="T9" style:family="text">
      <style:text-properties fo:font-weight="normal" officeooo:rsid="007e2a49" style:font-weight-asian="normal" style:font-weight-complex="normal"/>
    </style:style>
    <style:style style:name="T10" style:family="text">
      <style:text-properties officeooo:rsid="00171cc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9e18" style:font-weight-asian="bold" style:font-weight-complex="bold"/>
    </style:style>
    <style:style style:name="T13" style:family="text">
      <style:text-properties fo:font-weight="bold" officeooo:rsid="001a9e18" style:font-weight-asian="bold" style:font-weight-complex="bold" fo:background-color="#ffffff"/>
    </style:style>
    <style:style style:name="T14" style:family="text">
      <style:text-properties fo:font-weight="bold" officeooo:rsid="0081a7c0" style:font-weight-asian="bold" style:font-weight-complex="bold"/>
    </style:style>
    <style:style style:name="T15" style:family="text">
      <style:text-properties fo:font-weight="bold" officeooo:rsid="0081a7c0" style:font-weight-asian="bold" style:font-weight-complex="bold" fo:background-color="#ffffff"/>
    </style:style>
    <style:style style:name="T16" style:family="text">
      <style:text-properties fo:font-weight="bold" officeooo:rsid="001a3083" style:font-weight-asian="bold" style:font-weight-complex="bold"/>
    </style:style>
    <style:style style:name="T17" style:family="text">
      <style:text-properties fo:font-weight="bold" officeooo:rsid="00833ae5" style:font-weight-asian="bold" style:font-weight-complex="bold"/>
    </style:style>
    <style:style style:name="T18" style:family="text">
      <style:text-properties fo:font-weight="bold" officeooo:rsid="0083a3a8" style:font-weight-asian="bold" style:font-weight-complex="bold" fo:background-color="#ffffff"/>
    </style:style>
    <style:style style:name="T19" style:family="text">
      <style:text-properties fo:font-weight="bold" officeooo:rsid="0086a17e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officeooo:rsid="001a9e18"/>
    </style:style>
    <style:style style:name="T22" style:family="text">
      <style:text-properties officeooo:rsid="001a9e18" fo:background-color="#ffffff"/>
    </style:style>
    <style:style style:name="T23" style:family="text">
      <style:text-properties officeooo:rsid="002d77bb"/>
    </style:style>
    <style:style style:name="T24" style:family="text">
      <style:text-properties officeooo:rsid="0031cac4"/>
    </style:style>
    <style:style style:name="T25" style:family="text">
      <style:text-properties officeooo:rsid="00458d90" fo:background-color="#ffffff" loext:char-shading-value="0"/>
    </style:style>
    <style:style style:name="T26" style:family="text">
      <style:text-properties officeooo:rsid="001a3083" fo:background-color="#ffffff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32b7c9" fo:background-color="transparent" loext:char-shading-value="0"/>
    </style:style>
    <style:style style:name="T29" style:family="text">
      <style:text-properties officeooo:rsid="00458d90" fo:background-color="transparent" loext:char-shading-value="0"/>
    </style:style>
    <style:style style:name="T30" style:family="text">
      <style:text-properties officeooo:rsid="0054e516" fo:background-color="transparent" loext:char-shading-value="0"/>
    </style:style>
    <style:style style:name="T31" style:family="text">
      <style:text-properties officeooo:rsid="006d065e" fo:background-color="transparent" loext:char-shading-value="0"/>
    </style:style>
    <style:style style:name="T32" style:family="text">
      <style:text-properties officeooo:rsid="00852bfb" fo:background-color="transparent" loext:char-shading-value="0"/>
    </style:style>
    <style:style style:name="T33" style:family="text">
      <style:text-properties officeooo:rsid="00876176" fo:background-color="transparent" loext:char-shading-value="0"/>
    </style:style>
    <style:style style:name="T34" style:family="text">
      <style:text-properties officeooo:rsid="00894919" fo:background-color="transparent" loext:char-shading-value="0"/>
    </style:style>
    <style:style style:name="T35" style:family="text">
      <style:text-properties officeooo:rsid="003bdd5f"/>
    </style:style>
    <style:style style:name="T36" style:family="text">
      <style:text-properties officeooo:rsid="0054fc16"/>
    </style:style>
    <style:style style:name="T37" style:family="text">
      <style:text-properties officeooo:rsid="005a3996"/>
    </style:style>
    <style:style style:name="T38" style:family="text">
      <style:text-properties officeooo:rsid="00635c04"/>
    </style:style>
    <style:style style:name="T39" style:family="text">
      <style:text-properties officeooo:rsid="00674c3d"/>
    </style:style>
    <style:style style:name="T40" style:family="text">
      <style:text-properties officeooo:rsid="006b31a5"/>
    </style:style>
    <style:style style:name="T41" style:family="text">
      <style:text-properties officeooo:rsid="0072a432"/>
    </style:style>
    <style:style style:name="T42" style:family="text">
      <style:text-properties officeooo:rsid="007651f9"/>
    </style:style>
    <style:style style:name="T43" style:family="text">
      <style:text-properties officeooo:rsid="00794eac"/>
    </style:style>
    <style:style style:name="T44" style:family="text">
      <style:text-properties officeooo:rsid="00794eac" fo:background-color="#ffffff"/>
    </style:style>
    <style:style style:name="T45" style:family="text">
      <style:text-properties officeooo:rsid="007b35e2"/>
    </style:style>
    <style:style style:name="T46" style:family="text">
      <style:text-properties officeooo:rsid="0081a7c0"/>
    </style:style>
    <style:style style:name="T47" style:family="text">
      <style:text-properties officeooo:rsid="0081a7c0" fo:background-color="#ffffff"/>
    </style:style>
    <style:style style:name="T48" style:family="text">
      <style:text-properties officeooo:rsid="001a3083"/>
    </style:style>
    <style:style style:name="T49" style:family="text">
      <style:text-properties officeooo:rsid="001a3083" fo:background-color="#ffffff"/>
    </style:style>
    <style:style style:name="T50" style:family="text">
      <style:text-properties fo:background-color="#ffffff"/>
    </style:style>
    <style:style style:name="T51" style:family="text">
      <style:text-properties officeooo:rsid="00833ae5"/>
    </style:style>
    <style:style style:name="T52" style:family="text">
      <style:text-properties officeooo:rsid="0083a3a8"/>
    </style:style>
    <style:style style:name="T53" style:family="text">
      <style:text-properties officeooo:rsid="0083a3a8" fo:background-color="#ffffff"/>
    </style:style>
    <style:style style:name="T54" style:family="text">
      <style:text-properties officeooo:rsid="00852bfb"/>
    </style:style>
    <style:style style:name="T55" style:family="text">
      <style:text-properties officeooo:rsid="0085d2e8"/>
    </style:style>
    <style:style style:name="T56" style:family="text">
      <style:text-properties officeooo:rsid="0086a17e"/>
    </style:style>
    <style:style style:name="T57" style:family="text">
      <style:text-properties officeooo:rsid="00894919"/>
    </style:style>
    <style:style style:name="T58" style:family="text">
      <style:text-properties officeooo:rsid="008c89b6"/>
    </style:style>
    <style:style style:name="T59" style:family="text">
      <style:text-properties officeooo:rsid="008e3913"/>
    </style:style>
    <style:style style:name="T60" style:family="text">
      <style:text-properties officeooo:rsid="008ed996"/>
    </style:style>
    <style:style style:name="T61" style:family="text">
      <style:text-properties officeooo:rsid="00901e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КОМПЬЮТЕРНОЙ ПРОГРАММЫ </text:p>
      <text:p text:style-name="P2">решения задачи о формирования списка сотрудников,</text:p>
      <text:p text:style-name="P2">непрошедших аттестацию</text:p>
      <text:list xml:id="list2040276151" text:style-name="L1">
        <text:list-item>
          <text:p text:style-name="P38">ПРОЕКТ СТРУКТУР ДАННЫХ</text:p>
        </text:list-item>
      </text:list>
      <text:p text:style-name="P31">const </text:p>
      <text:p text:style-name="P31"><text:tab/>MAX_CORRECT_LINES = 100; <text:s/><text:span text:style-name="T5">{Максимальное количество корректных строк}</text:span></text:p>
      <text:p text:style-name="P31"/>
      <text:p text:style-name="P31">type</text:p>
      <text:p text:style-name="P4">{<text:span text:style-name="T10">О</text:span>писание вспомогательных типов, использющихся для проверки файлов}</text:p>
      <text:p text:style-name="P31">Name_States <text:s text:c="8"/>= (InitialName, Surname, SurnameDot, Name, NameDot, EndOfName);</text:p>
      <text:p text:style-name="P31">Gender_States <text:s text:c="5"/>= (InitialGender, EndOfGender);</text:p>
      <text:p text:style-name="P31">Profession_States = (InitialProfession, LowerCaseProfession, EndOfProfession);</text:p>
      <text:p text:style-name="P31"/>
      <text:p text:style-name="P31">Date = record<text:tab/><text:tab/><text:span text:style-name="T1">{Описани</text:span><text:span text:style-name="T4">е</text:span><text:span text:style-name="T1"> типа </text:span><text:span text:style-name="T3">Д</text:span><text:span text:style-name="T1">ат</text:span><text:span text:style-name="T3">а</text:span><text:span text:style-name="T1">}</text:span></text:p>
      <text:p text:style-name="P31"><text:tab/>day <text:tab/> <text:s/>: <text:span text:style-name="T45">shortint</text:span>;<text:tab/><text:span text:style-name="T1">{</text:span><text:span text:style-name="T4">Д</text:span><text:span text:style-name="T1">ень}</text:span></text:p>
      <text:p text:style-name="P31"><text:tab/>month : <text:span text:style-name="T45">shortint</text:span>;<text:tab/><text:span text:style-name="T1">{</text:span><text:span text:style-name="T4">М</text:span><text:span text:style-name="T1">есяц}</text:span></text:p>
      <text:p text:style-name="P31"><text:tab/>year <text:s text:c="4"/>: <text:span text:style-name="T45">smallint</text:span>;<text:tab/><text:span text:style-name="T1">{</text:span><text:span text:style-name="T4">Г</text:span><text:span text:style-name="T1">од}</text:span></text:p>
      <text:p text:style-name="P31">end;</text:p>
      <text:p text:style-name="P45">{Используем shortint и smallint для того, чтобы КП не завершалась аварийно при попытке ввести отрицательное число}</text:p>
      <text:p text:style-name="P5"/>
      <text:p text:style-name="P31">Worker = record <text:s text:c="10"/><text:tab/><text:tab/><text:span text:style-name="T2">{Описание типа </text:span><text:span text:style-name="T3">С</text:span><text:span text:style-name="T2">отрудник}</text:span></text:p>
      <text:p text:style-name="P31"><text:tab/>name <text:s text:c="11"/>: string;<text:tab/></text:p>
      <text:p text:style-name="P31"><text:tab/>gender <text:s text:c="9"/>: char;<text:tab/></text:p>
      <text:p text:style-name="P31"><text:tab/>profession <text:s text:c="3"/>: string;<text:tab/></text:p>
      <text:p text:style-name="P31"><text:tab/>birth <text:s text:c="12"/>: Date;<text:tab/></text:p>
      <text:p text:style-name="P31"><text:tab/>certification : Date;<text:tab/></text:p>
      <text:p text:style-name="P31">end;</text:p>
      <text:p text:style-name="P31"/>
      <text:p text:style-name="P35">Info = record<text:tab/><text:tab/><text:tab/><text:span text:style-name="T8">{Описание выходной информации}</text:span></text:p>
      <text:p text:style-name="P35"><text:tab/>name<text:tab/><text:tab/> <text:s/>: string;</text:p>
      <text:p text:style-name="P36"><text:tab/><text:span text:style-name="T42">profession<text:tab/> <text:s/>: string;</text:span></text:p>
      <text:p text:style-name="P36"><text:tab/>certification <text:s/>: Date;</text:p>
      <text:p text:style-name="P37">end;</text:p>
      <text:p text:style-name="P35"><text:tab/></text:p>
      <text:p text:style-name="P31"/>
      <text:p text:style-name="P33"><text:span text:style-name="T35">Qualification</text:span> = record<text:tab/><text:tab/><text:span text:style-name="T6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33"><text:tab/>period : <text:span text:style-name="T35">byte;<text:tab/><text:tab/></text:span></text:p>
      <text:p text:style-name="P33"><text:soft-page-break/><text:tab/><text:span text:style-name="T35">profession : string;<text:tab/></text:span></text:p>
      <text:p text:style-name="P34">end;</text:p>
      <text:p text:style-name="P6"/>
      <text:p text:style-name="P31">TableOfWorkers = array [0..MAX_CORRECT_LINES-1] of Worker; </text:p>
      <text:p text:style-name="P7"/>
      <text:p text:style-name="P34">TableOfQualification = array [0..MAX_CORRECT_LINES-1] of Qualification;</text:p>
      <text:p text:style-name="P32"/>
      <text:p text:style-name="P37">InfoTable = array [0..MAX_CORRECT_LINES-1] of Info;</text:p>
      <text:p text:style-name="P32"/>
      <text:p text:style-name="P32">var</text:p>
      <text:p text:style-name="P32"/>
      <text:p text:style-name="P32">staff <text:tab/><text:tab/> <text:s text:c="2"/>: text; <text:s text:c="3"/><text:span text:style-name="T1">{Файл Staff}</text:span></text:p>
      <text:p text:style-name="P32">catalog <text:tab/> <text:s text:c="2"/>: text; <text:s text:c="3"/><text:span text:style-name="T1">{Файл Catalog}</text:span></text:p>
      <text:p text:style-name="P32">output_<text:span text:style-name="T42">file</text:span><text:tab/> <text:s text:c="2"/>: text; <text:s text:c="3"/><text:span text:style-name="T1">{Файл Output}</text:span></text:p>
      <text:p text:style-name="P32">input_da<text:span text:style-name="T41">te</text:span> <text:tab/> <text:s text:c="2"/>: <text:span text:style-name="T41">Date</text:span>; <text:s text:c="2"/><text:span text:style-name="T7">{Входная дата}</text:span></text:p>
      <text:p text:style-name="P32"><text:span text:style-name="T7"/></text:p>
      <text:p text:style-name="P41"><text:span text:style-name="T9">{Корректные данные, находящиеся в файле Staff будут записываться сюда}</text:span></text:p>
      <text:p text:style-name="P41">table_of_workers <text:tab/>: TableOfWorkers;</text:p>
      <text:p text:style-name="P41"><text:span text:style-name="T9">{Корректные данные, находящиеся в файле Catalog будут записываться сюда}</text:span></text:p>
      <text:p text:style-name="P41">table_of_qualification <text:tab/>: TableOfQualification; <text:s/></text:p>
      <text:p text:style-name="P42"><text:span text:style-name="T9">{Массив сотрудников, непрошедших аттестацию}</text:span></text:p>
      <text:p text:style-name="P43">output_table<text:tab/><text:tab/>: InfoTable;<text:tab/><text:tab/></text:p>
      <text:p text:style-name="P43"/>
      <text:p text:style-name="P37">fatal_error<text:tab/><text:tab/><text:tab/>: boolean</text:p>
      <text:p text:style-name="P3"/>
      <text:list xml:id="list190426643050173" text:continue-numbering="true" text:style-name="L1">
        <text:list-item>
          <text:p text:style-name="P39">ПРОЕКТ АЛГОРИТМА ОБРАБОТКИ ДАННЫХ</text:p>
        </text:list-item>
      </text:list>
      <text:p text:style-name="P1">p1: <text:s/><text:span text:style-name="T11">STAFF_ACCOUNTING </text:span>→ </text:p>
      <text:p text:style-name="P19">&lt;Ввод <text:span text:style-name="T51">и проверка</text:span> исходных данных&gt;;</text:p>
      <text:p text:style-name="P47"><text:span text:style-name="T23">if fatal_error = false then </text:span>&lt;<text:span text:style-name="T43">Формирование списка сотрудников, непрошедших аттестацию и в</text:span>ывод результата <text:span text:style-name="T21">в файл </text:span><text:span text:style-name="T12">Output</text:span>&gt;</text:p>
      <text:p text:style-name="P47"/>
      <text:p text:style-name="P8"/>
      <text:p text:style-name="P9">p2: <text:s/><text:span text:style-name="T11">&lt;</text:span>Ввод <text:span text:style-name="T51">и проверка </text:span>исходных данных<text:span text:style-name="T11">&gt;</text:span>→</text:p>
      <text:p text:style-name="P67"><text:span text:style-name="T27">if &lt;</text:span><text:span text:style-name="T20">Catalog </text:span><text:span text:style-name="T27">существует&gt; and &lt;</text:span><text:span text:style-name="T20">Staff </text:span><text:span text:style-name="T27">существует&gt; then</text:span></text:p>
      <text:p text:style-name="P48">begin</text:p>
      <text:p text:style-name="P48"><text:tab/><text:span text:style-name="T48">&lt;Ввод года </text:span><text:span text:style-name="T16">input_year</text:span><text:span text:style-name="T48">&gt;;</text:span></text:p>
      <text:p text:style-name="P66"><text:tab/>&lt;Ввод месяца <text:span text:style-name="T11">input_month</text:span>&gt;;</text:p>
      <text:p text:style-name="P46"><text:tab/>&lt;Ввод дня <text:span text:style-name="T11">input_day</text:span>&gt;;</text:p>
      <text:p text:style-name="P46"><text:tab/><text:span text:style-name="T46">if &lt;</text:span><text:span text:style-name="T14">Catalog </text:span><text:span text:style-name="T46">не пуст&gt; then </text:span></text:p>
      <text:p text:style-name="P46"><text:tab/><text:span text:style-name="T50"><text:tab/></text:span><text:span text:style-name="T47">&lt;Проверка файла </text:span><text:span text:style-name="T15">Catalog</text:span><text:span text:style-name="T47">&gt;;</text:span></text:p>
      <text:p text:style-name="P46"><text:tab/><text:span text:style-name="T52">else fatal_error := true;</text:span></text:p>
      <text:p text:style-name="P46"><text:soft-page-break/><text:tab/><text:span text:style-name="T51">if &lt;</text:span><text:span text:style-name="T17">Staff </text:span><text:span text:style-name="T51">не пуст&gt; and fatal_error = false then</text:span></text:p>
      <text:p text:style-name="P46"><text:tab/><text:span text:style-name="T50"><text:tab/></text:span><text:span text:style-name="T53">&lt;Проверка файла </text:span><text:span text:style-name="T18">Staff</text:span><text:span text:style-name="T53">&gt;;</text:span></text:p>
      <text:p text:style-name="P68">else fatal_error := true;</text:p>
      <text:p text:style-name="P65"><text:span text:style-name="T26"/></text:p>
      <text:p text:style-name="P10"/>
      <text:p text:style-name="P11">p<text:span text:style-name="T46">3</text:span>: &lt;<text:span text:style-name="T54">П</text:span>роверка <text:span text:style-name="T24">файла Catalog</text:span>&gt;→</text:p>
      <text:p text:style-name="P16">line_parsed := 0;</text:p>
      <text:p text:style-name="P18">line_counting := 1;</text:p>
      <text:p text:style-name="P14"><text:span text:style-name="T27">while </text:span><text:span text:style-name="T29">(</text:span><text:span text:style-name="T27">not EOF(Catalog)</text:span><text:span text:style-name="T29">)</text:span><text:span text:style-name="T27"> </text:span><text:span text:style-name="T29">and<text:tab/></text:span><text:span text:style-name="T32">(</text:span><text:span text:style-name="T29">line_parsed &lt;</text:span><text:span text:style-name="T32">= MAX_CORRECT_LINES - 1</text:span><text:span text:style-name="T29">) </text:span><text:span text:style-name="T27">do </text:span></text:p>
      <text:p text:style-name="P20"><text:tab/>&lt;Проверка строки файла <text:span text:style-name="T11">Catalog</text:span>&gt;;</text:p>
      <text:p text:style-name="P50"><text:span text:style-name="T40">if (line_parsed = MAX_CORRECT_LINES) then </text:span></text:p>
      <text:p text:style-name="P50"><text:tab/><text:span text:style-name="T40">writeln(‘WARNING: file Catalog has 100 correct lines, data loose is <text:tab/><text:tab/><text:tab/><text:tab/>possible’)</text:span></text:p>
      <text:p text:style-name="P50"><text:span text:style-name="T56">else if &lt;Нет корректных данных в файле </text:span><text:span text:style-name="T19">Catalog</text:span><text:span text:style-name="T56">&gt; then </text:span></text:p>
      <text:p text:style-name="P50"><text:tab/><text:span text:style-name="T56">fatal_error := true;</text:span></text:p>
      <text:p text:style-name="P50"/>
      <text:p text:style-name="P50"/>
      <text:p text:style-name="P26"/>
      <text:p text:style-name="P12"><text:span text:style-name="T27">p</text:span><text:span text:style-name="T33">4</text:span><text:span text:style-name="T27">: &lt;</text:span><text:span text:style-name="T28">Проверка строки файла Catalog</text:span><text:span text:style-name="T27">&gt;→</text:span></text:p>
      <text:p text:style-name="P51">error := false;</text:p>
      <text:p text:style-name="P21">readln(<text:span text:style-name="T37">Catalog, </text:span>s);</text:p>
      <text:p text:style-name="P28">&lt;Проверка на количество атрибутов <text:span text:style-name="T38">в файле Catalog</text:span>&gt;;</text:p>
      <text:p text:style-name="P28">if error = false then &lt;Проверка на структуру строки&gt;;</text:p>
      <text:p text:style-name="P28">if error = false then &lt;Проверка периода&gt;;</text:p>
      <text:p text:style-name="P28">if error = false then &lt;Проверка профессии&gt;;</text:p>
      <text:p text:style-name="P28">if error = false then &lt;Проверка на повторение профессии <text:span text:style-name="T55">с другим периодом</text:span>&gt;;</text:p>
      <text:p text:style-name="P54">if &lt;Повторилась профессия с другим периодом&gt; then fatal_error := true;</text:p>
      <text:p text:style-name="P53">if error = false then </text:p>
      <text:p text:style-name="P53"><text:span text:style-name="T60">begin</text:span></text:p>
      <text:p text:style-name="P53"><text:tab/>&lt;<text:span text:style-name="T25">Добавление данных в массив table_of_qualification</text:span>&gt;;</text:p>
      <text:p text:style-name="P53"><text:span text:style-name="T60"><text:tab/>line_parsed := line_parsed + 1;</text:span></text:p>
      <text:p text:style-name="P61">end;</text:p>
      <text:p text:style-name="P61">line_counting := line_counting + 1;</text:p>
      <text:p text:style-name="P29"/>
      <text:p text:style-name="P29"/>
      <text:p text:style-name="P22"/>
      <text:p text:style-name="P24">p<text:span text:style-name="T58">5</text:span>: &lt;<text:span text:style-name="T57">П</text:span>роверка <text:span text:style-name="T24">файла Staff</text:span>&gt;→</text:p>
      <text:p text:style-name="P17">line_parsed := 0;</text:p>
      <text:p text:style-name="P18">line_counting := 1;</text:p>
      <text:p text:style-name="P15"><text:span text:style-name="T27">while </text:span><text:span text:style-name="T29">(</text:span><text:span text:style-name="T27">not EOF(</text:span><text:span text:style-name="T30">Staff</text:span><text:span text:style-name="T27">)</text:span><text:span text:style-name="T29">)</text:span><text:span text:style-name="T27"> </text:span><text:span text:style-name="T29">and (line_parsed &lt;</text:span><text:span text:style-name="T34">=</text:span><text:span text:style-name="T29"> </text:span><text:span text:style-name="T34">MAX_CORRECT_LINES - 1</text:span><text:span text:style-name="T29">) </text:span><text:span text:style-name="T27">do </text:span></text:p>
      <text:p text:style-name="P13"><text:span text:style-name="T27"><text:tab/>&lt;Проверка строки файла </text:span><text:span text:style-name="T30">Staff</text:span><text:span text:style-name="T27">&gt;;</text:span></text:p>
      <text:p text:style-name="P13"><text:span text:style-name="T31">if </text:span><text:span text:style-name="T34">(</text:span><text:span text:style-name="T31">line_parsed = </text:span><text:span text:style-name="T34">MAX_CORRECT_LINES)</text:span><text:span text:style-name="T31"> then </text:span></text:p>
      <text:p text:style-name="P62"><text:soft-page-break/><text:tab/>writeln(‘WARNING: file Staff has 100 correct lines, data loose is <text:tab/><text:tab/><text:tab/><text:tab/>possible’)</text:p>
      <text:p text:style-name="P63">else if &lt;Нет корректных данных в файле <text:span text:style-name="T11">Staff</text:span>&gt; <text:span text:style-name="T61">then</text:span></text:p>
      <text:p text:style-name="P63"><text:tab/><text:span text:style-name="T61">fatal_error := true;</text:span></text:p>
      <text:p text:style-name="P23"/>
      <text:p text:style-name="P23"/>
      <text:p text:style-name="P23"/>
      <text:p text:style-name="P25">p<text:span text:style-name="T59">6</text:span>: &lt;<text:span text:style-name="T36">Проверка строки файла Staff</text:span>&gt;→</text:p>
      <text:p text:style-name="P27">error := false;</text:p>
      <text:p text:style-name="P27">readln(staff, s);</text:p>
      <text:p text:style-name="P56"><text:span text:style-name="T50">&lt;Проверка на количество атрибутов в файле Staff&gt;</text:span></text:p>
      <text:p text:style-name="P30">if error = false then </text:p>
      <text:p text:style-name="P30">begin</text:p>
      <text:p text:style-name="P58"><text:tab/>&lt;Проверка имени&gt;</text:p>
      <text:p text:style-name="P59"><text:tab/>&lt;Проверка пола&gt;</text:p>
      <text:p text:style-name="P59"><text:tab/>&lt;Проверка профессии&gt;</text:p>
      <text:p text:style-name="P59"><text:tab/>&lt;Проверка даты аттестации&gt;</text:p>
      <text:p text:style-name="P59"><text:tab/>&lt;Проверка даты рождения&gt;</text:p>
      <text:p text:style-name="P59"><text:tab/>&lt;Проверка разности даты рождения и аттестации&gt;</text:p>
      <text:p text:style-name="P60">end;</text:p>
      <text:p text:style-name="P61">if error = false then</text:p>
      <text:p text:style-name="P61">begin</text:p>
      <text:p text:style-name="P61"><text:tab/>&lt;Добавление данных в массив table_of_person&gt;</text:p>
      <text:p text:style-name="P61"><text:tab/>line_parsed := line_parsed + 1;</text:p>
      <text:p text:style-name="P61">end;</text:p>
      <text:p text:style-name="P61">line_counting := line_counting + 1;</text:p>
      <text:p text:style-name="P57"/>
      <text:p text:style-name="P57"/>
      <text:p text:style-name="P64">p7: <text:span text:style-name="T49">&lt;</text:span><text:span text:style-name="T44">Формирование списка сотрудников, непрошедших аттестацию и в</text:span><text:span text:style-name="T49">ывод результата </text:span><text:span text:style-name="T22">в файл </text:span><text:span text:style-name="T13">Output</text:span><text:span text:style-name="T49">&gt; →</text:span><text:span text:style-name="T5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118" meta:word-count="560" meta:character-count="4200" meta:non-whitespace-character-count="3566"/>
  </office:meta>
</office:document-meta>
</file>